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style:text-underline-style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2.54cm" svg:x="1.524cm" svg:y="1.016cm">
          <draw:text-box>
            <text:p text:style-name="P1"><text:span text:style-name="T1">Luther’s Evening Pray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892cm" svg:height="5.226cm" svg:x="1.638cm" svg:y="0.87cm">
          <draw:text-box>
            <text:p text:style-name="P1"><text:span text:style-name="T2">I thank You, my heavenly Father,</text:span></text:p>
            <text:p text:style-name="P1"><text:span text:style-name="T2">through Jesus Christ, Your dear Son, </text:span></text:p>
            <text:p text:style-name="P1"><text:span text:style-name="T2">that You have graciously kept me this day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1T0">
        <draw:frame draw:style-name="gr4" draw:text-style-name="P4" draw:layer="layout" svg:width="24.892cm" svg:height="5.471cm" svg:x="1.638cm" svg:y="0.87cm">
          <draw:text-box>
            <text:p text:style-name="P1"><text:span text:style-name="T2">and I pray that You would forgive me all my sins where I have done wrong,</text:span></text:p>
            <text:p text:style-name="P1"><text:span text:style-name="T2">And graciously keep me this night. </text:span></text:p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1">
        <draw:frame draw:style-name="gr5" draw:text-style-name="P5" draw:layer="layout" svg:width="24.892cm" svg:height="7.871cm" svg:x="1.524cm" svg:y="0.765cm">
          <draw:text-box>
            <text:p text:style-name="P1"><text:span text:style-name="T2">For into Your hands I commend myself, </text:span></text:p>
            <text:p text:style-name="P1"><text:span text:style-name="T2">my body and soul, and all things. </text:span></text:p>
            <text:p text:style-name="P1"><text:span text:style-name="T2">Let Your holy angel be with me, </text:span></text:p>
            <text:p text:style-name="P1"><text:span text:style-name="T2">that the evil foe may have no power over me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09:09:53.707000000</meta:creation-date>
    <dc:date>2019-01-10T16:28:13.391000000</dc:date>
    <meta:editing-duration>PT14M37S</meta:editing-duration>
    <meta:editing-cycles>6</meta:editing-cycles>
    <meta:generator>LibreOffice/6.0.7.3$Windows_X86_64 LibreOffice_project/dc89aa7a9eabfd848af146d5086077aeed2ae4a5</meta:generator>
    <meta:document-statistic meta:object-count="45"/>
  </office:meta>
</office:document-meta>
</file>